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238cm"/>
    </style:style>
    <style:style style:name="gr3" style:family="graphic" style:parent-style-name="standard">
      <style:graphic-properties draw:stroke="none" draw:fill="none" fo:min-height="4.94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 fo:min-height="2.592cm" fo:min-width="0cm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 fo:min-height="9.27cm" fo:min-width="9.02cm"/>
    </style:style>
    <style:style style:name="gr7" style:family="graphic" style:parent-style-name="standard">
      <style:graphic-properties draw:textarea-horizontal-align="justify" draw:textarea-vertical-align="middle" draw:auto-grow-height="false" fo:min-height="4.96cm" fo:min-width="4.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8.098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6.331cm" fo:min-width="27.336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5.065cm" fo:min-width="26.424cm"/>
    </style:style>
    <style:style style:name="gr11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4.20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231cm" style:use-optimal-column-width="false"/>
    </style:style>
    <style:style style:name="co2" style:family="table-column">
      <style:table-column-properties style:column-width="8.269cm" style:use-optimal-column-width="false"/>
    </style:style>
    <style:style style:name="co3" style:family="table-column">
      <style:table-column-properties style:column-width="13.169cm" style:use-optimal-column-width="false"/>
    </style:style>
    <style:style style:name="co4" style:family="table-column">
      <style:table-column-properties style:column-width="13.272cm" style:use-optimal-column-width="false"/>
    </style:style>
    <style:style style:name="co5" style:family="table-column">
      <style:table-column-properties style:column-width="7.979cm" style:use-optimal-column-width="false"/>
    </style:style>
    <style:style style:name="co6" style:family="table-column">
      <style:table-column-properties style:column-width="8.017cm" style:use-optimal-column-width="false"/>
    </style:style>
    <style:style style:name="ro1" style:family="table-row">
      <style:table-row-properties style:row-height="3.352cm"/>
    </style:style>
    <style:style style:name="ro2" style:family="table-row">
      <style:table-row-properties style:row-height="3.369cm"/>
    </style:style>
    <style:style style:name="ro3" style:family="table-row">
      <style:table-row-properties style:row-height="3.436cm"/>
    </style:style>
    <style:style style:name="ro4" style:family="table-row">
      <style:table-row-properties style:row-height="2.476cm"/>
    </style:style>
    <style:style style:name="ro5" style:family="table-row">
      <style:table-row-properties style:row-height="4.923cm"/>
    </style:style>
    <style:style style:name="ro6" style:family="table-row">
      <style:table-row-properties style:row-height="1.815cm"/>
    </style:style>
    <style:style style:name="ro7" style:family="table-row">
      <style:table-row-properties style:row-height="3.532cm"/>
    </style:style>
    <style:style style:name="ro8" style:family="table-row">
      <style:table-row-properties style:row-height="1.979cm"/>
    </style:style>
    <style:style style:name="ce1" style:family="table-cell">
      <loext:graphic-properties draw:fill-color="#ffffff"/>
      <style:paragraph-properties fo:margin-top="0cm" fo:margin-bottom="0cm" fo:text-align="center" fo:border="0.57pt solid #111111" style:writing-mode="rl-tb"/>
      <style:text-properties fo:color="#0000ff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draw:fill-color="#ffffff"/>
      <style:paragraph-properties fo:margin-top="0cm" fo:margin-bottom="0cm" fo:text-align="center" fo:border="0.57pt solid #111111" style:writing-mode="rl-tb"/>
      <style:text-properties fo:color="#0000ff" fo:font-size="40pt" style:font-size-asian="40pt" style:font-size-complex="40pt" style:font-weight-complex="normal"/>
    </style:style>
    <style:style style:name="ce3" style:family="table-cell">
      <loext:graphic-properties draw:fill-color="#ffffff"/>
      <style:paragraph-properties fo:margin-top="0cm" fo:margin-bottom="0cm" fo:text-align="center" fo:border="0.57pt solid #111111" style:writing-mode="rl-tb"/>
      <style:text-properties fo:color="#009933" fo:font-size="40pt" fo:font-weight="bold" style:font-size-asian="40pt" style:font-weight-asian="bold" style:font-size-complex="40pt" style:font-weight-complex="bold"/>
    </style:style>
    <style:style style:name="ce4" style:family="table-cell">
      <loext:graphic-properties draw:fill-color="#ffffff"/>
      <style:paragraph-properties fo:margin-top="0cm" fo:margin-bottom="0cm" fo:text-align="center" fo:border="0.57pt solid #111111" style:writing-mode="rl-tb"/>
      <style:text-properties fo:color="#009933" fo:font-size="40pt" style:font-size-asian="40pt" style:font-size-complex="40pt" style:font-weight-complex="normal"/>
    </style:style>
    <style:style style:name="ce5" style:family="table-cell">
      <style:paragraph-properties fo:margin-top="0.152cm" fo:margin-bottom="0cm" fo:text-align="end" style:writing-mode="rl-tb"/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ce6" style:family="table-cell">
      <style:paragraph-properties fo:margin-top="0.152cm" fo:margin-bottom="0cm" fo:text-align="end" style:writing-mode="rl-tb"/>
      <style:text-properties style:use-window-font-color="true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top="0cm" fo:margin-bottom="0cm" fo:text-align="center" style:writing-mode="rl-tb"/>
    </style:style>
    <style:style style:name="P6" style:family="paragraph">
      <style:paragraph-properties fo:text-align="end" style:writing-mode="rl-tb"/>
    </style:style>
    <style:style style:name="P7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margin-top="0.152cm" fo:margin-bottom="0cm" fo:text-align="end" style:writing-mode="rl-tb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579d1c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99ccff"/>
      <style:paragraph-properties fo:text-align="center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color="#009900" fo:font-size="32pt" style:font-size-asian="32pt" style:font-size-complex="32pt"/>
    </style:style>
    <style:style style:name="P17" style:family="paragraph">
      <loext:graphic-properties draw:fill="none" draw:fill-color="#ffffff"/>
      <style:text-properties fo:color="#ff0066" fo:font-size="32pt" style:font-size-asian="32pt" style:font-size-complex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00ff" fo:font-size="40pt" style:font-size-asian="40pt" style:font-size-complex="40pt" style:font-weight-complex="normal"/>
    </style:style>
    <style:style style:name="T5" style:family="text">
      <style:text-properties fo:color="#009933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9933" fo:font-size="40pt" style:font-size-asian="40pt" style:font-size-complex="40pt" style:font-weight-complex="normal"/>
    </style:style>
    <style:style style:name="T7" style:family="text">
      <style:text-properties fo:color="#009933" fo:font-size="40pt" fo:font-style="italic" style:font-size-asian="40pt" style:font-style-asian="italic" style:font-size-complex="40pt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12" style:family="text">
      <style:text-properties style:use-window-font-color="true" fo:font-size="40pt" style:font-size-asian="40pt" style:font-size-complex="40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ff" fo:font-size="20pt" style:font-size-asian="20pt" style:font-size-complex="20pt"/>
    </style:style>
    <style:style style:name="T15" style:family="text">
      <style:text-properties fo:color="#0000ff" fo:font-size="28pt" style:font-size-asian="28pt" style:font-size-complex="28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color="#009900" fo:font-size="32pt" style:font-size-asian="32pt" style:font-size-complex="32pt"/>
    </style:style>
    <style:style style:name="T19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9900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color="#ff0066" fo:font-size="32pt" style:font-size-asian="32pt" style:font-size-complex="32pt"/>
    </style:style>
    <style:style style:name="T22" style:family="text">
      <style:text-properties fo:color="#ff0066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ff0066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01cm" svg:x="1.4cm" svg:y="1.27cm" presentation:class="title" presentation:user-transformed="true">
          <draw:text-box>
            <text:p text:style-name="P1"><text:span text:style-name="T1">מבוא </text:span><text:span text:style-name="T1">לתיכ</text:span><text:span text:style-name="T1">נות </text:span><text:span text:style-name="T1">מונח</text:span><text:span text:style-name="T1">ה </text:span><text:span text:style-name="T1">עצמי</text:span><text:span text:style-name="T1">ם – </text:span><text:span text:style-name="T1">ממש</text:span><text:span text:style-name="T1">קי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2">ממשק </text:span><text:span text:style-name="T2">לעומת </text:span><text:span text:style-name="T2">מחלק</text:span><text:span text:style-name="T2">ה</text:span></text:p>
          </draw:text-box>
        </draw:frame>
        <draw:frame draw:style-name="standard" draw:layer="layout" svg:width="8.23cm" svg:height="10.072cm" svg:x="17.272cm" svg:y="4.914cm" presentation:class="table" presentation:user-transformed="true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3">מחלקה</text:span></text:p>
              </table:table-cell>
            </table:table-row>
            <table:table-row table:style-name="ro1">
              <table:table-cell table:style-name="ce2">
                <text:p text:style-name="P5"><text:span text:style-name="T4">מצב</text:span></text:p>
              </table:table-cell>
            </table:table-row>
            <table:table-row table:style-name="ro2">
              <table:table-cell table:style-name="ce2">
                <text:p text:style-name="P5"><text:span text:style-name="T4">התנהגות</text:span></text:p>
                <text:p text:style-name="P5"><text:span text:style-name="T4">עם מימוש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268cm" svg:height="10.24cm" svg:x="3.741cm" svg:y="4.654cm">
          <table:table table:template-name="yellow" table:use-first-row-styles="true" table:use-banding-rows-styles="true">
            <table:table-column table:style-name="co2"/>
            <table:table-row table:style-name="ro3">
              <table:table-cell table:style-name="ce3">
                <text:p text:style-name="P5"><text:span text:style-name="T5">ממשק</text:span></text:p>
              </table:table-cell>
            </table:table-row>
            <table:table-row table:style-name="ro3">
              <table:table-cell table:style-name="ce4"/>
            </table:table-row>
            <table:table-row table:style-name="ro4">
              <table:table-cell table:style-name="ce4">
                <text:p text:style-name="P5"><text:span text:style-name="T6">התנהגות</text:span></text:p>
                <text:p text:style-name="P5"><text:span text:style-name="T7">בלי מימוש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2">ממשק </text:span><text:span text:style-name="T2">– </text:span><text:span text:style-name="T8">למה </text:span><text:span text:style-name="T8">צריך </text:span><text:span text:style-name="T8">את </text:span><text:span text:style-name="T8">זה?</text:span></text:p>
          </draw:text-box>
        </draw:frame>
        <draw:frame draw:style-name="gr2" draw:text-style-name="P7" draw:layer="layout" svg:width="24.384cm" svg:height="6.488cm" svg:x="1.778cm" svg:y="4.826cm">
          <draw:text-box>
            <text:p text:style-name="P6"><text:span text:style-name="T9">– כדי </text:span><text:span text:style-name="T9">לכתוב </text:span><text:span text:style-name="T9">אלגורי</text:span><text:span text:style-name="T9">תם </text:span><text:span text:style-name="T10">פעם </text:span><text:span text:style-name="T10">אחת</text:span><text:span text:style-name="T9">, </text:span><text:span text:style-name="T9"><text:line-break/></text:span><text:span text:style-name="T9"> <text:s text:c="6"/></text:span><text:span text:style-name="T9">ולהריץ </text:span><text:span text:style-name="T9">אותו על </text:span><text:span text:style-name="T10">הרבה </text:span><text:span text:style-name="T10">מחלקו</text:span><text:span text:style-name="T10">ת </text:span><text:span text:style-name="T10">שונות</text:span><text:span text:style-name="T9">.</text:span></text:p>
            <text:p text:style-name="P6"><text:span text:style-name="T9"/></text:p>
            <text:p text:style-name="P6"><text:span text:style-name="T9">ממשק </text:span><text:span text:style-name="T9">הוא </text:span><text:span text:style-name="T9">חוזה בין </text:span><text:span text:style-name="T9">מחלקה </text:span><text:span text:style-name="T9">לאלגורי</text:span><text:span text:style-name="T9">תם:</text:span></text:p>
          </draw:text-box>
        </draw:frame>
        <draw:frame draw:style-name="standard" draw:layer="layout" svg:width="26.44cm" svg:height="8.291cm" svg:x="0.762cm" svg:y="11.847cm">
          <table:table table:template-name="yellow" table:use-first-row-styles="true" table:use-banding-rows-styles="true">
            <table:table-column table:style-name="co3"/>
            <table:table-column table:style-name="co4"/>
            <table:table-row table:style-name="ro2" table:default-cell-style-name="ce5">
              <table:table-cell>
                <text:p text:style-name="P8"><text:span text:style-name="T11">האלגוריתם מתחייב: </text:span></text:p>
              </table:table-cell>
              <table:table-cell>
                <text:p text:style-name="P8"><text:span text:style-name="T11">המחלקה מתחייבת:</text:span></text:p>
              </table:table-cell>
            </table:table-row>
            <table:table-row table:style-name="ro5" table:default-cell-style-name="ce6">
              <table:table-cell>
                <text:p text:style-name="P8"><text:span text:style-name="T12">לרוץ נכון על העצמים של המחלקה.</text:span></text:p>
              </table:table-cell>
              <table:table-cell>
                <text:p text:style-name="P8"><text:span text:style-name="T12">לממש את המתודות-בלי-מימוש של הממשק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"><text:span text:style-name="T2">ממשק</text:span> - דוגמאות</text:p>
          </draw:text-box>
        </draw:frame>
        <draw:frame presentation:style-name="pr4" draw:text-style-name="P6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 text:style-name="P6"><text:span text:style-name="T13">א. שרטוט גרף של פונקציה כללית – הממשק </text:span><text:span text:style-name="T13">Function</text:span></text:p>
              </text:list-item>
              <text:list-item>
                <text:p text:style-name="P6"><text:span text:style-name="T13">ב. חזרה על פעולה כמה פעמים – הממשק ּ</text:span><text:span text:style-name="T13">Runnable</text:span></text:p>
              </text:list-item>
              <text:list-item>
                <text:p text:style-name="P6"><text:span text:style-name="T13">ג. מסננים – הממשק </text:span><text:span text:style-name="T13">Predicate</text:span><text:span text:style-name="T13"><text:line-break/></text:span><text:span text:style-name="T13"> <text:s text:c="3"/>שימוש – סינון במטלה </text:span><text:span text:style-name="T13">0</text:span><text:span text:style-name="T13">.</text:span></text:p>
              </text:list-item>
              <text:list-item>
                <text:p text:style-name="P6"><text:span text:style-name="T13">ד. משווים – הממשק </text:span><text:span text:style-name="T13">Comparator</text:span><text:span text:style-name="T13"><text:line-break/></text:span><text:span text:style-name="T13"> <text:s text:c="3"/>שימוש – סידור מערכים.</text:span></text:p>
              </text:list-item>
              <text:list-item>
                <text:p text:style-name="P6"><text:span text:style-name="T13">לעוד ממשקים פונקציונליים (עם מתודה אחת) חפשו: </text:span><text:span text:style-name="T14"><text:line-break/></text:span><text:span text:style-name="T15">Java util function</text:span></text:p>
              </text:list-item>
              <text:list-item>
                <text:p text:style-name="P6"><text:span text:style-name="T16">חידה</text:span><text:span text:style-name="T13">: אתם רוצים לכתוב פונקציה החוזרת על פעולה </text:span><text:span text:style-name="T13">עבור כל השלמים בין </text:span><text:span text:style-name="T13">0</text:span><text:span text:style-name="T13"> ל-</text:span><text:span text:style-name="T17">n</text:span><text:span text:style-name="T13">. <text:s/></text:span><text:span text:style-name="T17">באיזה ממשק תשתמשו?</text:span></text:p>
                <text:p text:style-name="P6"/>
              </text:list-item>
            </text:list>
          </draw:text-box>
        </draw:frame>
        <draw:frame draw:style-name="gr3" draw:text-style-name="P9" draw:layer="layout" svg:width="9.078cm" svg:height="5.196cm" svg:x="5.334cm" svg:y="10.29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"><text:span text:style-name="T2">ממשק </text:span><text:span text:style-name="T8">– </text:span><text:span text:style-name="T8">הרחב</text:span><text:span text:style-name="T8">ת </text:span><text:span text:style-name="T8">ממשקי</text:span><text:span text:style-name="T8">ם</text:span></text:p>
          </draw:text-box>
        </draw:frame>
        <draw:frame draw:style-name="gr3" draw:text-style-name="P9" draw:layer="layout" svg:width="9.078cm" svg:height="5.196cm" svg:x="5.334cm" svg:y="10.298cm">
          <draw:text-box>
            <text:p/>
          </draw:text-box>
        </draw:frame>
        <draw:frame draw:style-name="standard" draw:layer="layout" svg:width="7.978cm" svg:height="5.346cm" svg:x="18.32cm" svg:y="6.652cm">
          <table:table table:template-name="yellow" table:use-first-row-styles="true" table:use-banding-rows-styles="true">
            <table:table-column table:style-name="co5"/>
            <table:table-row table:style-name="ro6">
              <table:table-cell table:style-name="ce3">
                <text:p text:style-name="P5"><text:span text:style-name="T5">פונקציה</text:span></text:p>
              </table:table-cell>
            </table:table-row>
            <table:table-row table:style-name="ro7">
              <table:table-cell table:style-name="ce4">
                <text:p text:style-name="P5"><text:span text:style-name="T7">חישוב ערך בנקודה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8.016cm" svg:height="5.347cm" svg:x="18.644cm" svg:y="15.367cm">
          <table:table table:template-name="yellow" table:use-first-row-styles="true" table:use-banding-rows-styles="true">
            <table:table-column table:style-name="co6"/>
            <table:table-row table:style-name="ro2">
              <table:table-cell table:style-name="ce3">
                <text:p text:style-name="P5"><text:span text:style-name="T5">פונקציה גזירה</text:span></text:p>
              </table:table-cell>
            </table:table-row>
            <table:table-row table:style-name="ro8">
              <table:table-cell table:style-name="ce4">
                <text:p text:style-name="P5"><text:span text:style-name="T7">חישוב נגזרת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4" draw:text-style-name="P11" draw:layer="layout" draw:type="line" svg:x1="22.652cm" svg:y1="15.367cm" svg:x2="22.652cm" svg:y2="15.367cm" draw:start-shape="id1" draw:start-glue-point="0" draw:end-shape="id1" draw:end-glue-point="0" svg:d="M22652 15367z" svg:viewBox="0 0 1 1">
          <text:p/>
        </draw:connector>
        <draw:custom-shape draw:style-name="gr5" draw:text-style-name="P12" draw:layer="layout" svg:width="0.772cm" svg:height="3.246cm" svg:x="22.098cm" svg:y="12.12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4" draw:layer="layout" svg:width="13.462cm" svg:height="13.462cm" svg:x="2.032cm" svg:y="6.858cm">
          <text:p text:style-name="P13"/>
          <text:p text:style-name="P13"/>
          <text:p text:style-name="P13"/>
          <text:p text:style-name="P13"/>
          <text:p text:style-name="P13">פונקציה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7.366cm" svg:height="7.366cm" svg:x="5.08cm" svg:y="8.636cm">
          <text:p text:style-name="P13">פונקציה גזירה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8.598cm" svg:height="1.517cm" svg:x="-0.404cm" svg:y="4.064cm">
          <draw:text-box>
            <text:p><text:span text:style-name="T16">interfac</text:span><text:span text:style-name="T16">e</text:span><text:span text:style-name="T13"> </text:span><text:span text:style-name="T13">Different</text:span><text:span text:style-name="T13">iableFu</text:span><text:span text:style-name="T13">nction </text:span><text:span text:style-name="T16">extends</text:span><text:span text:style-name="T13"> </text:span><text:span text:style-name="T13">Functio</text:span><text:span text:style-name="T13">n { …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"><text:span text:style-name="T2">ממשק </text:span><text:span text:style-name="T8">– </text:span><text:span text:style-name="T8">הכללת </text:span><text:span text:style-name="T8">ממשקים</text:span></text:p>
          </draw:text-box>
        </draw:frame>
        <draw:frame draw:style-name="gr3" draw:text-style-name="P9" draw:layer="layout" svg:width="9.078cm" svg:height="5.196cm" svg:x="5.334cm" svg:y="10.298cm">
          <draw:text-box>
            <text:p/>
          </draw:text-box>
        </draw:frame>
        <draw:frame draw:style-name="gr9" draw:text-style-name="P16" draw:layer="layout" svg:width="27.836cm" svg:height="6.581cm" svg:x="-0.15cm" svg:y="12.723cm">
          <draw:text-box>
            <text:p><text:span text:style-name="T18"><text:s text:c="2"/></text:span><text:span text:style-name="T18">interface </text:span><text:span text:style-name="T18">Predicate</text:span><text:span text:style-name="T19">&lt;T&gt; </text:span><text:span text:style-name="T20">{ </text:span></text:p>
            <text:p><text:span text:style-name="T20"><text:s text:c="7"/></text:span><text:span text:style-name="T20">bool </text:span><text:span text:style-name="T20">test(T item); </text:span></text:p>
            <text:p><text:span text:style-name="T20"><text:s text:c="2"/></text:span><text:span text:style-name="T20">}</text:span></text:p>
            <text:p><text:span text:style-name="T20"><text:s text:c="2"/></text:span><text:span text:style-name="T20">Predicate</text:span><text:span text:style-name="T19">&lt;Stri</text:span><text:span text:style-name="T19">ng&gt;</text:span><text:span text:style-name="T20"> p1 = x → </text:span><text:span text:style-name="T20">x.charAt[0]==’</text:span><text:span text:style-name="T20">a’;</text:span></text:p>
            <text:p><text:span text:style-name="T20"><text:s text:c="2"/></text:span><text:span text:style-name="T20">Predicate</text:span><text:span text:style-name="T19">&lt;Int</text:span><text:span text:style-name="T19">eger&gt;</text:span><text:span text:style-name="T20"> p2 = x </text:span><text:span text:style-name="T20">→ x&gt;5;</text:span></text:p>
          </draw:text-box>
        </draw:frame>
        <draw:frame draw:style-name="gr10" draw:text-style-name="P17" draw:layer="layout" svg:width="26.924cm" svg:height="5.315cm" svg:x="0.254cm" svg:y="4.591cm">
          <draw:text-box>
            <text:p><text:span text:style-name="T21"><text:s text:c="2"/></text:span><text:span text:style-name="T21">interface Predicate</text:span><text:span text:style-name="T22"> </text:span><text:span text:style-name="T23">{ </text:span></text:p>
            <text:p><text:span text:style-name="T23"><text:s text:c="7"/></text:span><text:span text:style-name="T23">bool test(String item); </text:span></text:p>
            <text:p><text:span text:style-name="T23"><text:s text:c="2"/></text:span><text:span text:style-name="T23">}</text:span></text:p>
            <text:p><text:span text:style-name="T23"><text:s text:c="2"/></text:span><text:span text:style-name="T23">Predicate p = x → x.charAt[0]==’a’;</text:span></text:p>
          </draw:text-box>
        </draw:frame>
        <draw:line draw:style-name="gr11" draw:text-style-name="P11" draw:layer="layout" svg:x1="12.192cm" svg:y1="9.906cm" svg:x2="12.192cm" svg:y2="12.723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7-11-04T22:50:59.706796949</dc:date>
    <meta:editing-duration>P1DT3H24M7S</meta:editing-duration>
    <meta:editing-cycles>145</meta:editing-cycles>
    <meta:generator>LibreOffice/5.1.6.2$Linux_X86_64 LibreOffice_project/10m0$Build-2</meta:generator>
    <meta:document-statistic meta:object-count="57"/>
  </office:meta>
</office:document-meta>
</file>